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0e0e9b" officeooo:paragraph-rsid="000e0e9b" style:text-underline-mode="continuous" style:text-overline-mode="continuous" style:text-line-through-mode="continuous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patient :-</text:p>
      <text:p text:style-name="Standard"><text:span text:style-name="Default_20_Paragraph_20_Font"><text:span text:style-name="T1">phone no. pk</text:span></text:span>, name, gender (m,f), age =&gt; computed birth date, address</text:p>
      <text:p text:style-name="Standard">data columns ….,</text:p>
      <text:p text:style-name="Standard"/>
      <text:p text:style-name="Standard"/>
      <text:p text:style-name="Standard">doctor :-</text:p>
      <text:p text:style-name="Standard"><text:span text:style-name="Default_20_Paragraph_20_Font"><text:span text:style-name="T1">id pk</text:span></text:span>, name, email, password phone, address, specialty major,admin_id(fk)</text:p>
      <text:p text:style-name="Standard"/>
      <text:p text:style-name="Standard">assistant :-</text:p>
      <text:p text:style-name="Standard"><text:span text:style-name="Default_20_Paragraph_20_Font"><text:span text:style-name="T1">id pk</text:span></text:span>, name, phone, email, password,doc_id(fk),admin_id(fk)</text:p>
      <text:p text:style-name="Standard"/>
      <text:p text:style-name="Standard">admin :-</text:p>
      <text:p text:style-name="Standard"><text:span text:style-name="Default_20_Paragraph_20_Font"><text:span text:style-name="T1">id pk</text:span></text:span>, name, email, password.</text:p>
      <text:p text:style-name="Standard"/>
      <text:p text:style-name="Standard">session :-</text:p>
      <text:p text:style-name="Standard"><text:span text:style-name="Default_20_Paragraph_20_Font"><text:span text:style-name="T1">session_id</text:span></text:span>, doc_name, specialty major, diagnoses, medicine, imaginary Diagnostic radiology(image or report), Medical tests, <text:span text:style-name="Default_20_Paragraph_20_Font"><text:span text:style-name="T2">phone no._patient pk (fk), doc_id pk(fk)</text:span></text:span></text:p>
      <text:p text:style-name="Standard"/>
      <text:p text:style-name="Standard">doctor &amp; patient:-</text:p>
      <text:p text:style-name="P2">id pk (fk), phone no. pk (fk)</text:p>
      <text:p text:style-name="P2"/>
      <text:p text:style-name="P3">patient profile :</text:p>
      <text:p text:style-name="P3">view his own history</text:p>
      <text:p text:style-name="P3"/>
      <text:p text:style-name="P3">patient login :</text:p>
      <text:p text:style-name="P3">to view his own history and print with reminder</text:p>
      <text:p text:style-name="Standard"/>
      <text:p text:style-name="Standard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fagr</meta:initial-creator>
    <meta:creation-date>2023-06-17T08:13:00Z</meta:creation-date>
    <dc:date>2023-06-17T15:13:31.422459668</dc:date>
    <meta:editing-cycles>3</meta:editing-cycles>
    <meta:editing-duration>PT3H55M16S</meta:editing-duration>
    <meta:document-statistic meta:table-count="0" meta:image-count="0" meta:object-count="0" meta:page-count="1" meta:paragraph-count="18" meta:word-count="93" meta:character-count="606" meta:non-whitespace-character-count="529"/>
    <meta:template xlink:type="simple" xlink:actuate="onRequest" xlink:title="" xlink:href="Normal"/>
  </office:meta>
</office:document-meta>
</file>